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457" calcext:value-type="float">
            <text:p>2457</text:p>
          </table:table-cell>
          <table:table-cell office:value-type="float" office:value="2472" calcext:value-type="float">
            <text:p>2472</text:p>
          </table:table-cell>
          <table:table-cell office:value-type="float" office:value="0.321033210332" calcext:value-type="float">
            <text:p>0.3210332103</text:p>
          </table:table-cell>
          <table:table-cell office:value-type="float" office:value="0.508343508344" calcext:value-type="float">
            <text:p>0.5083435083</text:p>
          </table:table-cell>
          <table:table-cell office:value-type="float" office:value="0.519417475728" calcext:value-type="float">
            <text:p>0.519417475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472" calcext:value-type="float">
            <text:p>2472</text:p>
          </table:table-cell>
          <table:table-cell office:value-type="float" office:value="2450" calcext:value-type="float">
            <text:p>2450</text:p>
          </table:table-cell>
          <table:table-cell office:value-type="float" office:value="0.317073170732" calcext:value-type="float">
            <text:p>0.3170731707</text:p>
          </table:table-cell>
          <table:table-cell office:value-type="float" office:value="0.51213592233" calcext:value-type="float">
            <text:p>0.5121359223</text:p>
          </table:table-cell>
          <table:table-cell office:value-type="float" office:value="0.527346938776" calcext:value-type="float">
            <text:p>0.5273469388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415" calcext:value-type="float">
            <text:p>2415</text:p>
          </table:table-cell>
          <table:table-cell office:value-type="float" office:value="2471" calcext:value-type="float">
            <text:p>2471</text:p>
          </table:table-cell>
          <table:table-cell office:value-type="float" office:value="0.334142394822" calcext:value-type="float">
            <text:p>0.3341423948</text:p>
          </table:table-cell>
          <table:table-cell office:value-type="float" office:value="0.507246376812" calcext:value-type="float">
            <text:p>0.5072463768</text:p>
          </table:table-cell>
          <table:table-cell office:value-type="float" office:value="0.53379198705" calcext:value-type="float">
            <text:p>0.5337919871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442" calcext:value-type="float">
            <text:p>2442</text:p>
          </table:table-cell>
          <table:table-cell office:value-type="float" office:value="2456" calcext:value-type="float">
            <text:p>2456</text:p>
          </table:table-cell>
          <table:table-cell office:value-type="float" office:value="0.328467153285" calcext:value-type="float">
            <text:p>0.3284671533</text:p>
          </table:table-cell>
          <table:table-cell office:value-type="float" office:value="0.466011466011" calcext:value-type="float">
            <text:p>0.466011466</text:p>
          </table:table-cell>
          <table:table-cell office:value-type="float" office:value="0.524429967427" calcext:value-type="float">
            <text:p>0.5244299674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441" calcext:value-type="float">
            <text:p>2441</text:p>
          </table:table-cell>
          <table:table-cell office:value-type="float" office:value="2470" calcext:value-type="float">
            <text:p>2470</text:p>
          </table:table-cell>
          <table:table-cell office:value-type="float" office:value="0.31762794476" calcext:value-type="float">
            <text:p>0.3176279448</text:p>
          </table:table-cell>
          <table:table-cell office:value-type="float" office:value="0.524784924211" calcext:value-type="float">
            <text:p>0.5247849242</text:p>
          </table:table-cell>
          <table:table-cell office:value-type="float" office:value="0.525506072874" calcext:value-type="float">
            <text:p>0.5255060729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2431" calcext:value-type="float">
            <text:p>2431</text:p>
          </table:table-cell>
          <table:table-cell office:value-type="float" office:value="2457" calcext:value-type="float">
            <text:p>2457</text:p>
          </table:table-cell>
          <table:table-cell office:value-type="float" office:value="0.314191960623" calcext:value-type="float">
            <text:p>0.3141919606</text:p>
          </table:table-cell>
          <table:table-cell office:value-type="float" office:value="0.512957630605" calcext:value-type="float">
            <text:p>0.5129576306</text:p>
          </table:table-cell>
          <table:table-cell office:value-type="float" office:value="0.422873422873" calcext:value-type="float">
            <text:p>0.422873422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54" calcext:value-type="float">
            <text:p>2454</text:p>
          </table:table-cell>
          <table:table-cell office:value-type="float" office:value="2471" calcext:value-type="float">
            <text:p>2471</text:p>
          </table:table-cell>
          <table:table-cell office:value-type="float" office:value="0.329795918367" calcext:value-type="float">
            <text:p>0.3297959184</text:p>
          </table:table-cell>
          <table:table-cell office:value-type="float" office:value="0.512632436838" calcext:value-type="float">
            <text:p>0.5126324368</text:p>
          </table:table-cell>
          <table:table-cell office:value-type="float" office:value="0.532173209227" calcext:value-type="float">
            <text:p>0.532173209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2" office:value-type="float" office:value="2472" calcext:value-type="float">
            <text:p>2472</text:p>
          </table:table-cell>
          <table:table-cell office:value-type="float" office:value="0.321923390383" calcext:value-type="float">
            <text:p>0.3219233904</text:p>
          </table:table-cell>
          <table:table-cell office:value-type="float" office:value="0.516181229773" calcext:value-type="float">
            <text:p>0.5161812298</text:p>
          </table:table-cell>
          <table:table-cell office:value-type="float" office:value="0.427993527508" calcext:value-type="float">
            <text:p>0.427993527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53" calcext:value-type="float">
            <text:p>2453</text:p>
          </table:table-cell>
          <table:table-cell office:value-type="float" office:value="2448" calcext:value-type="float">
            <text:p>2448</text:p>
          </table:table-cell>
          <table:table-cell office:value-type="float" office:value="0.327935222672" calcext:value-type="float">
            <text:p>0.3279352227</text:p>
          </table:table-cell>
          <table:table-cell office:value-type="float" office:value="0.512433754586" calcext:value-type="float">
            <text:p>0.5124337546</text:p>
          </table:table-cell>
          <table:table-cell office:value-type="float" office:value="0.436274509804" calcext:value-type="float">
            <text:p>0.436274509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2459" calcext:value-type="float">
            <text:p>2459</text:p>
          </table:table-cell>
          <table:table-cell office:value-type="float" office:value="2473" calcext:value-type="float">
            <text:p>2473</text:p>
          </table:table-cell>
          <table:table-cell office:value-type="float" office:value="0.313139582481" calcext:value-type="float">
            <text:p>0.3131395825</text:p>
          </table:table-cell>
          <table:table-cell office:value-type="float" office:value="0.500610004067" calcext:value-type="float">
            <text:p>0.5006100041</text:p>
          </table:table-cell>
          <table:table-cell office:value-type="float" office:value="0.501819652244" calcext:value-type="float">
            <text:p>0.5018196522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451" calcext:value-type="float">
            <text:p>2451</text:p>
          </table:table-cell>
          <table:table-cell office:value-type="float" office:value="2466" calcext:value-type="float">
            <text:p>2466</text:p>
          </table:table-cell>
          <table:table-cell office:value-type="float" office:value="0.313517915309" calcext:value-type="float">
            <text:p>0.3135179153</text:p>
          </table:table-cell>
          <table:table-cell office:value-type="float" office:value="0.485924112607" calcext:value-type="float">
            <text:p>0.4859241126</text:p>
          </table:table-cell>
          <table:table-cell office:value-type="float" office:value="0.583130575831" calcext:value-type="float">
            <text:p>0.5831305758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22" calcext:value-type="float">
            <text:p>2422</text:p>
          </table:table-cell>
          <table:table-cell office:value-type="float" office:value="0.311714633158" calcext:value-type="float">
            <text:p>0.3117146332</text:p>
          </table:table-cell>
          <table:table-cell office:value-type="float" office:value="0.4943273906" calcext:value-type="float">
            <text:p>0.4943273906</text:p>
          </table:table-cell>
          <table:table-cell office:value-type="float" office:value="0.506193228737" calcext:value-type="float">
            <text:p>0.506193228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40" calcext:value-type="float">
            <text:p>2440</text:p>
          </table:table-cell>
          <table:table-cell office:value-type="float" office:value="2426" calcext:value-type="float">
            <text:p>2426</text:p>
          </table:table-cell>
          <table:table-cell office:value-type="float" office:value="0.320816326531" calcext:value-type="float">
            <text:p>0.3208163265</text:p>
          </table:table-cell>
          <table:table-cell office:value-type="float" office:value="0.489344262295" calcext:value-type="float">
            <text:p>0.4893442623</text:p>
          </table:table-cell>
          <table:table-cell office:value-type="float" office:value="0.537510305029" calcext:value-type="float">
            <text:p>0.53751030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64" calcext:value-type="float">
            <text:p>2464</text:p>
          </table:table-cell>
          <table:table-cell office:value-type="float" office:value="2470" calcext:value-type="float">
            <text:p>2470</text:p>
          </table:table-cell>
          <table:table-cell office:value-type="float" office:value="0.322515212982" calcext:value-type="float">
            <text:p>0.322515213</text:p>
          </table:table-cell>
          <table:table-cell office:value-type="float" office:value="0.494318181818" calcext:value-type="float">
            <text:p>0.4943181818</text:p>
          </table:table-cell>
          <table:table-cell office:value-type="float" office:value="0.473684210526" calcext:value-type="float">
            <text:p>0.4736842105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468" calcext:value-type="float">
            <text:p>2468</text:p>
          </table:table-cell>
          <table:table-cell office:value-type="float" office:value="2458" calcext:value-type="float">
            <text:p>2458</text:p>
          </table:table-cell>
          <table:table-cell office:value-type="float" office:value="0.325380501851" calcext:value-type="float">
            <text:p>0.3253805019</text:p>
          </table:table-cell>
          <table:table-cell office:value-type="float" office:value="0.501620745543" calcext:value-type="float">
            <text:p>0.5016207455</text:p>
          </table:table-cell>
          <table:table-cell office:value-type="float" office:value="0.541090317331" calcext:value-type="float">
            <text:p>0.5410903173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459" calcext:value-type="float">
            <text:p>2459</text:p>
          </table:table-cell>
          <table:table-cell office:value-type="float" office:value="2469" calcext:value-type="float">
            <text:p>2469</text:p>
          </table:table-cell>
          <table:table-cell office:value-type="float" office:value="0.33771569433" calcext:value-type="float">
            <text:p>0.3377156943</text:p>
          </table:table-cell>
          <table:table-cell office:value-type="float" office:value="0.487596583977" calcext:value-type="float">
            <text:p>0.487596584</text:p>
          </table:table-cell>
          <table:table-cell office:value-type="float" office:value="0.495342243823" calcext:value-type="float">
            <text:p>0.4953422438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463" calcext:value-type="float">
            <text:p>2463</text:p>
          </table:table-cell>
          <table:table-cell office:value-type="float" office:value="2470" calcext:value-type="float">
            <text:p>2470</text:p>
          </table:table-cell>
          <table:table-cell office:value-type="float" office:value="0.318494536625" calcext:value-type="float">
            <text:p>0.3184945366</text:p>
          </table:table-cell>
          <table:table-cell office:value-type="float" office:value="0.494924888348" calcext:value-type="float">
            <text:p>0.4949248883</text:p>
          </table:table-cell>
          <table:table-cell office:value-type="float" office:value="0.477732793522" calcext:value-type="float">
            <text:p>0.4777327935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455" calcext:value-type="float">
            <text:p>2455</text:p>
          </table:table-cell>
          <table:table-cell office:value-type="float" office:value="2467" calcext:value-type="float">
            <text:p>2467</text:p>
          </table:table-cell>
          <table:table-cell office:value-type="float" office:value="0.329474989665" calcext:value-type="float">
            <text:p>0.3294749897</text:p>
          </table:table-cell>
          <table:table-cell office:value-type="float" office:value="0.492464358452" calcext:value-type="float">
            <text:p>0.4924643585</text:p>
          </table:table-cell>
          <table:table-cell office:value-type="float" office:value="0.450344548034" calcext:value-type="float">
            <text:p>0.450344548</text:p>
          </table:table-cell>
        </table:table-row>
        <table:table-row table:style-name="ro1">
          <table:table-cell table:number-columns-repeated="2" office:value-type="float" office:value="2470" calcext:value-type="float">
            <text:p>2470</text:p>
          </table:table-cell>
          <table:table-cell office:value-type="float" office:value="2453" calcext:value-type="float">
            <text:p>2453</text:p>
          </table:table-cell>
          <table:table-cell office:value-type="float" office:value="0.314170040486" calcext:value-type="float">
            <text:p>0.3141700405</text:p>
          </table:table-cell>
          <table:table-cell office:value-type="float" office:value="0.493927125506" calcext:value-type="float">
            <text:p>0.4939271255</text:p>
          </table:table-cell>
          <table:table-cell office:value-type="float" office:value="0.433346922136" calcext:value-type="float">
            <text:p>0.433346922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455" calcext:value-type="float">
            <text:p>2455</text:p>
          </table:table-cell>
          <table:table-cell office:value-type="float" office:value="2459" calcext:value-type="float">
            <text:p>2459</text:p>
          </table:table-cell>
          <table:table-cell office:value-type="float" office:value="0.31862745098" calcext:value-type="float">
            <text:p>0.318627451</text:p>
          </table:table-cell>
          <table:table-cell office:value-type="float" office:value="0.498981670061" calcext:value-type="float">
            <text:p>0.4989816701</text:p>
          </table:table-cell>
          <table:table-cell office:value-type="float" office:value="0.436356242375" calcext:value-type="float">
            <text:p>0.4363562424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54" calcext:value-type="float">
            <text:p>2454</text:p>
          </table:table-cell>
          <table:table-cell office:value-type="float" office:value="0.313082219522" calcext:value-type="float">
            <text:p>0.3130822195</text:p>
          </table:table-cell>
          <table:table-cell office:value-type="float" office:value="0.507692307692" calcext:value-type="float">
            <text:p>0.5076923077</text:p>
          </table:table-cell>
          <table:table-cell office:value-type="float" office:value="0.488182559087" calcext:value-type="float">
            <text:p>0.4881825591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472" calcext:value-type="float">
            <text:p>2472</text:p>
          </table:table-cell>
          <table:table-cell office:value-type="float" office:value="2466" calcext:value-type="float">
            <text:p>2466</text:p>
          </table:table-cell>
          <table:table-cell office:value-type="float" office:value="0.317113402062" calcext:value-type="float">
            <text:p>0.3171134021</text:p>
          </table:table-cell>
          <table:table-cell office:value-type="float" office:value="0.517799352751" calcext:value-type="float">
            <text:p>0.5177993528</text:p>
          </table:table-cell>
          <table:table-cell office:value-type="float" office:value="0.430656934307" calcext:value-type="float">
            <text:p>0.430656934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465" calcext:value-type="float">
            <text:p>2465</text:p>
          </table:table-cell>
          <table:table-cell office:value-type="float" office:value="2461" calcext:value-type="float">
            <text:p>2461</text:p>
          </table:table-cell>
          <table:table-cell office:value-type="float" office:value="0.318663406683" calcext:value-type="float">
            <text:p>0.3186634067</text:p>
          </table:table-cell>
          <table:table-cell office:value-type="float" office:value="0.513995943205" calcext:value-type="float">
            <text:p>0.5139959432</text:p>
          </table:table-cell>
          <table:table-cell office:value-type="float" office:value="0.431938236489" calcext:value-type="float">
            <text:p>0.4319382365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2" office:value-type="float" office:value="2470" calcext:value-type="float">
            <text:p>2470</text:p>
          </table:table-cell>
          <table:table-cell office:value-type="float" office:value="0.335227272727" calcext:value-type="float">
            <text:p>0.3352272727</text:p>
          </table:table-cell>
          <table:table-cell office:value-type="float" office:value="0.493117408907" calcext:value-type="float">
            <text:p>0.4931174089</text:p>
          </table:table-cell>
          <table:table-cell office:value-type="float" office:value="0.422672064777" calcext:value-type="float">
            <text:p>0.4226720648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60" calcext:value-type="float">
            <text:p>2460</text:p>
          </table:table-cell>
          <table:table-cell office:value-type="float" office:value="2469" calcext:value-type="float">
            <text:p>2469</text:p>
          </table:table-cell>
          <table:table-cell office:value-type="float" office:value="0.308752025932" calcext:value-type="float">
            <text:p>0.3087520259</text:p>
          </table:table-cell>
          <table:table-cell office:value-type="float" office:value="0.49918699187" calcext:value-type="float">
            <text:p>0.4991869919</text:p>
          </table:table-cell>
          <table:table-cell office:value-type="float" office:value="0.397326852977" calcext:value-type="float">
            <text:p>0.397326853</text:p>
          </table:table-cell>
        </table:table-row>
        <table:table-row table:style-name="ro1">
          <table:table-cell table:formula="of:=AVERAGE([.A2:.A26])" office:value-type="float" office:value="2453.8" calcext:value-type="float">
            <text:p>2453.8</text:p>
          </table:table-cell>
          <table:table-cell table:formula="of:=AVERAGE([.B2:.B26])" office:value-type="float" office:value="2457.04" calcext:value-type="float">
            <text:p>2457.04</text:p>
          </table:table-cell>
          <table:table-cell table:formula="of:=AVERAGE([.C2:.C26])" office:value-type="float" office:value="2460.8" calcext:value-type="float">
            <text:p>2460.8</text:p>
          </table:table-cell>
          <table:table-cell table:formula="of:=AVERAGE([.D2:.D26])" office:value-type="float" office:value="0.321223823092" calcext:value-type="float">
            <text:p>0.3212238231</text:p>
          </table:table-cell>
          <table:table-cell table:formula="of:=AVERAGE([.E2:.E26])" office:value-type="float" office:value="0.50154234308836" calcext:value-type="float">
            <text:p>0.5015423431</text:p>
          </table:table-cell>
          <table:table-cell table:formula="of:=AVERAGE([.F2:.F26])" office:value-type="float" office:value="0.48228539193968" calcext:value-type="float">
            <text:p>0.4822853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20:17.355928946</dc:date>
    <meta:document-statistic meta:table-count="1" meta:cell-count="162" meta:object-count="0"/>
    <meta:generator>LibreOffice/4.2.7.2$Linux_X86_64 LibreOffice_project/420m0$Build-2</meta:generator>
  </office:meta>
</office:document-meta>
</file>